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4fc1ff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color="#c586c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ResponsiveContainer</text:span> <text:span text:style-name="T3">width</text:span><text:span text:style-name="T4">=</text:span><text:span text:style-name="T5">"100%"</text:span> <text:span text:style-name="T3">height</text:span><text:span text:style-name="T4">=</text:span><text:span text:style-name="T6">{</text:span><text:span text:style-name="T7">300</text:span><text:span text:style-name="T6">}</text:span><text:span text:style-name="T1">&gt;</text:span></text:p>
      <text:p text:style-name="P2">  <text:span text:style-name="T8">&lt;</text:span><text:span text:style-name="T9">PieChart</text:span><text:span text:style-name="T10"> </text:span><text:span text:style-name="T11">margin</text:span><text:span text:style-name="T12">=</text:span><text:span text:style-name="T13">{</text:span><text:span text:style-name="T12">{ </text:span><text:span text:style-name="T11">top:</text:span><text:span text:style-name="T12"> </text:span><text:span text:style-name="T14">8</text:span><text:span text:style-name="T12">, </text:span><text:span text:style-name="T11">right:</text:span><text:span text:style-name="T12"> </text:span><text:span text:style-name="T14">16</text:span><text:span text:style-name="T12">, </text:span><text:span text:style-name="T11">bottom:</text:span><text:span text:style-name="T12"> </text:span><text:span text:style-name="T14">40</text:span><text:span text:style-name="T12">, </text:span><text:span text:style-name="T11">left:</text:span><text:span text:style-name="T12"> </text:span><text:span text:style-name="T14">16</text:span><text:span text:style-name="T12"> }</text:span><text:span text:style-name="T13">}</text:span><text:span text:style-name="T8">&gt;</text:span></text:p>
      <text:p text:style-name="P2">    <text:span text:style-name="T8">&lt;</text:span><text:span text:style-name="T9">Pie</text:span></text:p>
      <text:p text:style-name="P2">      <text:span text:style-name="T11">data</text:span><text:span text:style-name="T12">=</text:span><text:span text:style-name="T13">{</text:span><text:span text:style-name="T15">tortaIngresosEgresos</text:span><text:span text:style-name="T13">}</text:span></text:p>
      <text:p text:style-name="P2">      <text:span text:style-name="T11">dataKey</text:span><text:span text:style-name="T12">=</text:span><text:span text:style-name="T16">"value"</text:span></text:p>
      <text:p text:style-name="P2">      <text:span text:style-name="T11">nameKey</text:span><text:span text:style-name="T12">=</text:span><text:span text:style-name="T16">"name"</text:span></text:p>
      <text:p text:style-name="P2">      <text:span text:style-name="T11">cx</text:span><text:span text:style-name="T12">=</text:span><text:span text:style-name="T16">"50%"</text:span></text:p>
      <text:p text:style-name="P2">      <text:span text:style-name="T11">cy</text:span><text:span text:style-name="T12">=</text:span><text:span text:style-name="T16">"48%"</text:span></text:p>
      <text:p text:style-name="P2">      <text:span text:style-name="T11">outerRadius</text:span><text:span text:style-name="T12">=</text:span><text:span text:style-name="T13">{</text:span><text:span text:style-name="T14">90</text:span><text:span text:style-name="T13">}</text:span></text:p>
      <text:p text:style-name="P2">      <text:span text:style-name="T11">labelLine</text:span><text:span text:style-name="T12">=</text:span><text:span text:style-name="T13">{true}</text:span><text:span text:style-name="T10"> </text:span><text:span text:style-name="T17">// rayita que conecta</text:span></text:p>
      <text:p text:style-name="P2">      <text:span text:style-name="T11">label</text:span><text:span text:style-name="T12">=</text:span><text:span text:style-name="T13">{</text:span><text:span text:style-name="T12">({ </text:span><text:span text:style-name="T11">cx</text:span><text:span text:style-name="T12">, </text:span><text:span text:style-name="T11">cy</text:span><text:span text:style-name="T12">, </text:span><text:span text:style-name="T11">midAngle</text:span><text:span text:style-name="T12">, </text:span><text:span text:style-name="T11">outerRadius</text:span><text:span text:style-name="T12">, </text:span><text:span text:style-name="T11">name</text:span><text:span text:style-name="T12">, </text:span><text:span text:style-name="T11">value</text:span><text:span text:style-name="T12"> }) </text:span><text:span text:style-name="T13">=&gt;</text:span><text:span text:style-name="T12"> {</text:span></text:p>
      <text:p text:style-name="P2"><text:span text:style-name="T4">        </text:span><text:span text:style-name="T13">const</text:span><text:span text:style-name="T12"> </text:span><text:span text:style-name="T15">RADIAN</text:span><text:span text:style-name="T12"> = </text:span><text:span text:style-name="T11">Math</text:span><text:span text:style-name="T12">.</text:span><text:span text:style-name="T15">PI</text:span><text:span text:style-name="T12"> / </text:span><text:span text:style-name="T14">180</text:span><text:span text:style-name="T12">;</text:span></text:p>
      <text:p text:style-name="P2"><text:span text:style-name="T4">        </text:span><text:span text:style-name="T13">const</text:span><text:span text:style-name="T12"> </text:span><text:span text:style-name="T15">offset</text:span><text:span text:style-name="T12"> = </text:span><text:span text:style-name="T14">22</text:span><text:span text:style-name="T12">; </text:span><text:span text:style-name="T17">// distancia del texto hacia afuera</text:span></text:p>
      <text:p text:style-name="P2"><text:span text:style-name="T4">        </text:span><text:span text:style-name="T13">const</text:span><text:span text:style-name="T12"> </text:span><text:span text:style-name="T15">x</text:span><text:span text:style-name="T12"> = </text:span><text:span text:style-name="T11">cx</text:span><text:span text:style-name="T12"> + (</text:span><text:span text:style-name="T11">outerRadius</text:span><text:span text:style-name="T12"> + </text:span><text:span text:style-name="T15">offset</text:span><text:span text:style-name="T12">) * </text:span><text:span text:style-name="T11">Math</text:span><text:span text:style-name="T12">.</text:span><text:span text:style-name="T18">cos</text:span><text:span text:style-name="T12">(-</text:span><text:span text:style-name="T11">midAngle</text:span><text:span text:style-name="T12"> * </text:span><text:span text:style-name="T15">RADIAN</text:span><text:span text:style-name="T12">);</text:span></text:p>
      <text:p text:style-name="P2"><text:span text:style-name="T4">        </text:span><text:span text:style-name="T13">const</text:span><text:span text:style-name="T12"> </text:span><text:span text:style-name="T15">y</text:span><text:span text:style-name="T12"> = </text:span><text:span text:style-name="T11">cy</text:span><text:span text:style-name="T12"> + (</text:span><text:span text:style-name="T11">outerRadius</text:span><text:span text:style-name="T12"> + </text:span><text:span text:style-name="T15">offset</text:span><text:span text:style-name="T12">) * </text:span><text:span text:style-name="T11">Math</text:span><text:span text:style-name="T12">.</text:span><text:span text:style-name="T18">sin</text:span><text:span text:style-name="T12">(-</text:span><text:span text:style-name="T11">midAngle</text:span><text:span text:style-name="T12"> * </text:span><text:span text:style-name="T15">RADIAN</text:span><text:span text:style-name="T12">);</text:span></text:p>
      <text:p text:style-name="P3"/>
      <text:p text:style-name="P2"><text:span text:style-name="T4">        </text:span><text:span text:style-name="T19">return</text:span><text:span text:style-name="T12"> (</text:span></text:p>
      <text:p text:style-name="P2"><text:span text:style-name="T4">          </text:span><text:span text:style-name="T8">&lt;</text:span><text:span text:style-name="T13">text</text:span></text:p>
      <text:p text:style-name="P2"><text:span text:style-name="T4">            </text:span><text:span text:style-name="T11">x</text:span><text:span text:style-name="T12">=</text:span><text:span text:style-name="T13">{</text:span><text:span text:style-name="T15">x</text:span><text:span text:style-name="T13">}</text:span></text:p>
      <text:p text:style-name="P2"><text:span text:style-name="T4">            </text:span><text:span text:style-name="T11">y</text:span><text:span text:style-name="T12">=</text:span><text:span text:style-name="T13">{</text:span><text:span text:style-name="T15">y</text:span><text:span text:style-name="T13">}</text:span></text:p>
      <text:p text:style-name="P2"><text:span text:style-name="T4">            </text:span><text:span text:style-name="T11">fill</text:span><text:span text:style-name="T12">=</text:span><text:span text:style-name="T16">"#111"</text:span><text:span text:style-name="T12">                 </text:span><text:span text:style-name="T17">// texto negro</text:span></text:p>
      <text:p text:style-name="P2"><text:span text:style-name="T4">            </text:span><text:span text:style-name="T11">textAnchor</text:span><text:span text:style-name="T12">=</text:span><text:span text:style-name="T13">{</text:span><text:span text:style-name="T15">x</text:span><text:span text:style-name="T12"> &gt; </text:span><text:span text:style-name="T11">cx</text:span><text:span text:style-name="T12"> ? </text:span><text:span text:style-name="T16">"start"</text:span><text:span text:style-name="T12"> : </text:span><text:span text:style-name="T16">"end"</text:span><text:span text:style-name="T13">}</text:span></text:p>
      <text:p text:style-name="P2"><text:span text:style-name="T4">            </text:span><text:span text:style-name="T11">dominantBaseline</text:span><text:span text:style-name="T12">=</text:span><text:span text:style-name="T16">"central"</text:span></text:p>
      <text:p text:style-name="P2"><text:span text:style-name="T4">            </text:span><text:span text:style-name="T11">fontSize</text:span><text:span text:style-name="T12">=</text:span><text:span text:style-name="T13">{</text:span><text:span text:style-name="T14">13</text:span><text:span text:style-name="T13">}</text:span></text:p>
      <text:p text:style-name="P2"><text:span text:style-name="T4">          </text:span><text:span text:style-name="T8">&gt;</text:span></text:p>
      <text:p text:style-name="P2"><text:span text:style-name="T4">            </text:span><text:span text:style-name="T8">&lt;</text:span><text:span text:style-name="T13">tspan</text:span><text:span text:style-name="T12"> </text:span><text:span text:style-name="T11">fontWeight</text:span><text:span text:style-name="T12">=</text:span><text:span text:style-name="T16">"bold"</text:span><text:span text:style-name="T8">&gt;</text:span><text:span text:style-name="T13">{</text:span><text:span text:style-name="T11">name</text:span><text:span text:style-name="T13">}</text:span><text:span text:style-name="T12">:</text:span><text:span text:style-name="T8">&lt;/</text:span><text:span text:style-name="T13">tspan</text:span><text:span text:style-name="T8">&gt;</text:span></text:p>
      <text:p text:style-name="P2"><text:span text:style-name="T4">            </text:span><text:span text:style-name="T8">&lt;</text:span><text:span text:style-name="T13">tspan</text:span><text:span text:style-name="T12"> </text:span><text:span text:style-name="T11">dx</text:span><text:span text:style-name="T12">=</text:span><text:span text:style-name="T16">"6"</text:span><text:span text:style-name="T8">&gt;</text:span><text:span text:style-name="T12">$</text:span><text:span text:style-name="T13">{</text:span><text:span text:style-name="T11">value</text:span><text:span text:style-name="T13">}</text:span><text:span text:style-name="T8">&lt;/</text:span><text:span text:style-name="T13">tspan</text:span><text:span text:style-name="T8">&gt;</text:span></text:p>
      <text:p text:style-name="P2"><text:span text:style-name="T4">          </text:span><text:span text:style-name="T8">&lt;/</text:span><text:span text:style-name="T13">text</text:span><text:span text:style-name="T8">&gt;</text:span></text:p>
      <text:p text:style-name="P4">        <text:span text:style-name="T10">);</text:span></text:p>
      <text:p text:style-name="P2"><text:span text:style-name="T4">      </text:span><text:span text:style-name="T12">}</text:span><text:span text:style-name="T13">}</text:span></text:p>
      <text:p text:style-name="P2">    <text:span text:style-name="T8">&gt;</text:span></text:p>
      <text:p text:style-name="P2">      <text:span text:style-name="T13">{</text:span><text:span text:style-name="T15">tortaIngresosEgresos</text:span><text:span text:style-name="T12">.</text:span><text:span text:style-name="T18">map</text:span><text:span text:style-name="T12">((</text:span><text:span text:style-name="T11">_</text:span><text:span text:style-name="T12">, </text:span><text:span text:style-name="T11">i</text:span><text:span text:style-name="T12">) </text:span><text:span text:style-name="T13">=&gt;</text:span><text:span text:style-name="T12"> (</text:span></text:p>
      <text:p text:style-name="P2"><text:span text:style-name="T4">        </text:span><text:span text:style-name="T8">&lt;</text:span><text:span text:style-name="T9">Cell</text:span><text:span text:style-name="T12"> </text:span><text:span text:style-name="T11">key</text:span><text:span text:style-name="T12">=</text:span><text:span text:style-name="T13">{</text:span><text:span text:style-name="T16">`cell-ie-</text:span><text:span text:style-name="T13">${</text:span><text:span text:style-name="T11">i</text:span><text:span text:style-name="T13">}</text:span><text:span text:style-name="T16">`</text:span><text:span text:style-name="T13">}</text:span><text:span text:style-name="T12"> </text:span><text:span text:style-name="T11">fill</text:span><text:span text:style-name="T12">=</text:span><text:span text:style-name="T13">{</text:span><text:span text:style-name="T15">colores</text:span><text:span text:style-name="T12">[</text:span><text:span text:style-name="T11">i</text:span><text:span text:style-name="T12"> % </text:span><text:span text:style-name="T15">colores</text:span><text:span text:style-name="T12">.</text:span><text:span text:style-name="T11">length</text:span><text:span text:style-name="T12">]</text:span><text:span text:style-name="T13">}</text:span><text:span text:style-name="T12"> </text:span><text:span text:style-name="T8">/&gt;</text:span></text:p>
      <text:p text:style-name="P2"><text:span text:style-name="T4">      </text:span><text:span text:style-name="T12">))</text:span><text:span text:style-name="T13">}</text:span></text:p>
      <text:p text:style-name="P2">    <text:span text:style-name="T8">&lt;/</text:span><text:span text:style-name="T9">Pie</text:span><text:span text:style-name="T8">&gt;</text:span></text:p>
      <text:p text:style-name="P3"/>
      <text:p text:style-name="P2">    <text:span text:style-name="T8">&lt;</text:span><text:span text:style-name="T9">Tooltip</text:span><text:span text:style-name="T10"> </text:span><text:span text:style-name="T11">formatter</text:span><text:span text:style-name="T12">=</text:span><text:span text:style-name="T13">{</text:span><text:span text:style-name="T12">(</text:span><text:span text:style-name="T11">value</text:span><text:span text:style-name="T12">, </text:span><text:span text:style-name="T11">name</text:span><text:span text:style-name="T12">) </text:span><text:span text:style-name="T13">=&gt;</text:span><text:span text:style-name="T12"> [</text:span><text:span text:style-name="T16">`$</text:span><text:span text:style-name="T13">${</text:span><text:span text:style-name="T11">value</text:span><text:span text:style-name="T13">}</text:span><text:span text:style-name="T16">`</text:span><text:span text:style-name="T12">, </text:span><text:span text:style-name="T11">name</text:span><text:span text:style-name="T12">]</text:span><text:span text:style-name="T13">}</text:span><text:span text:style-name="T10"> </text:span><text:span text:style-name="T8">/&gt;</text:span></text:p>
      <text:p text:style-name="P3"/>
      <text:p text:style-name="P2">    <text:span text:style-name="T8">&lt;</text:span><text:span text:style-name="T9">Legend</text:span></text:p>
      <text:p text:style-name="P2">      <text:span text:style-name="T11">layout</text:span><text:span text:style-name="T12">=</text:span><text:span text:style-name="T16">"horizontal"</text:span></text:p>
      <text:p text:style-name="P2">      <text:span text:style-name="T11">verticalAlign</text:span><text:span text:style-name="T12">=</text:span><text:span text:style-name="T16">"bottom"</text:span></text:p>
      <text:p text:style-name="P2">      <text:span text:style-name="T11">align</text:span><text:span text:style-name="T12">=</text:span><text:span text:style-name="T16">"center"</text:span></text:p>
      <text:p text:style-name="P2">      <text:span text:style-name="T11">iconType</text:span><text:span text:style-name="T12">=</text:span><text:span text:style-name="T16">"square"</text:span></text:p>
      <text:p text:style-name="P2">      <text:span text:style-name="T11">wrapperStyle</text:span><text:span text:style-name="T12">=</text:span><text:span text:style-name="T13">{</text:span><text:span text:style-name="T12">{ </text:span><text:span text:style-name="T11">width:</text:span><text:span text:style-name="T12"> </text:span><text:span text:style-name="T16">"100%"</text:span><text:span text:style-name="T12">, </text:span><text:span text:style-name="T11">textAlign:</text:span><text:span text:style-name="T12"> </text:span><text:span text:style-name="T16">"center"</text:span><text:span text:style-name="T12"> }</text:span><text:span text:style-name="T13">}</text:span></text:p>
      <text:p text:style-name="P2">    <text:span text:style-name="T8">/&gt;</text:span></text:p>
      <text:p text:style-name="P2">  <text:span text:style-name="T8">&lt;/</text:span><text:span text:style-name="T9">PieChart</text:span><text:span text:style-name="T8">&gt;</text:span></text:p>
      <text:p text:style-name="P1"><text:span text:style-name="T1">&lt;/</text:span><text:span text:style-name="T2">ResponsiveContainer</text:span><text:span text:style-name="T1">&gt;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23:36:26.891456800</meta:creation-date>
    <dc:date>2025-08-24T23:36:58.030202600</dc:date>
    <meta:editing-duration>PT31S</meta:editing-duration>
    <meta:editing-cycles>1</meta:editing-cycles>
    <meta:document-statistic meta:table-count="0" meta:image-count="0" meta:object-count="0" meta:page-count="1" meta:paragraph-count="44" meta:word-count="136" meta:character-count="1388" meta:non-whitespace-character-count="974"/>
    <meta:generator>LibreOffice/25.2.5.2$Windows_X86_64 LibreOffice_project/03d19516eb2e1dd5d4ccd751a0d6f35f35e08022</meta:generator>
  </office:meta>
</office:document-meta>
</file>